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officeooo:rsid="001d3a47" officeooo:paragraph-rsid="000ae79f"/>
    </style:style>
    <style:style style:name="P2" style:family="paragraph" style:parent-style-name="Standard">
      <style:paragraph-properties fo:text-align="end" style:justify-single-word="false"/>
      <style:text-properties officeooo:rsid="001b8247" officeooo:paragraph-rsid="000ae79f"/>
    </style:style>
    <style:style style:name="P3" style:family="paragraph" style:parent-style-name="Standard">
      <style:text-properties officeooo:rsid="001b8247" officeooo:paragraph-rsid="000ae79f"/>
    </style:style>
    <style:style style:name="P4" style:family="paragraph" style:parent-style-name="Standard">
      <style:text-properties officeooo:paragraph-rsid="000ae79f"/>
    </style:style>
    <style:style style:name="P5"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rsid="000ae79f" officeooo:paragraph-rsid="000ae79f"/>
    </style:style>
    <style:style style:name="P6"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paragraph-rsid="000ae79f"/>
    </style:style>
    <style:style style:name="P7" style:family="paragraph" style:parent-style-name="Standard" style:master-page-name="">
      <style:paragraph-properties fo:margin-left="0cm" fo:margin-right="0cm" fo:margin-top="0cm" fo:margin-bottom="0.499cm" loext:contextual-spacing="false" fo:text-align="justify" style:justify-single-word="false" fo:text-indent="1.427cm" style:auto-text-indent="false" style:page-number="auto"/>
      <style:text-properties officeooo:paragraph-rsid="000ae79f"/>
    </style:style>
    <style:style style:name="T1" style:family="text">
      <style:text-properties officeooo:rsid="001b8247"/>
    </style:style>
    <style:style style:name="T2" style:family="text">
      <style:text-properties officeooo:rsid="00198372"/>
    </style:style>
    <style:style style:name="T3" style:family="text">
      <style:text-properties officeooo:rsid="000ae79f"/>
    </style:style>
    <style:style style:name="T4" style:family="text">
      <style:text-properties officeooo:rsid="000d31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l Comahue</text:p>
      <text:p text:style-name="P3">Facultad de Informática</text:p>
      <text:p text:style-name="P4">Sra Secret<text:span text:style-name="T1">aria</text:span> Acad<text:span text:style-name="T1">émica</text:span></text:p>
      <text:p text:style-name="P3">Ing. Laura Sánchez:</text:p>
      <text:p text:style-name="P4"/>
      <text:p text:style-name="P4"/>
      <text:p text:style-name="P7"><text:span text:style-name="T2"><text:tab/>T</text:span>engo el agrado de <text:span text:style-name="T3">dirigirme a Ud. para presentar mi informe de avance de Tesis, la cual fue presentada el 05 de noviembre del 2013, y se titula “Migración, optimización e implementación de multiprocesamiento para una aplicación legacy de Dinámica de Fluidos”.</text:span></text:p>
      <text:p text:style-name="P5">De acuerdo al cronograma tentativo presentado en el punto 9.1 de dicha propuesta, actualmente ya he cumplido con los siete puntos detallados allí, estando actualmente en proceso de escritura del trabajo, teniendo demoras debido al tiempo insumido por mis trabajos actuales tanto fuera como dentro de la Universidad. </text:p>
      <text:p text:style-name="P5">Junto con el Lic. Eduardo Grosclaude calculamos que el tiempo necesario para terminar la escritura será hasta <text:span text:style-name="T4">Febrero del año 2015</text:span>, por lo cual pedimos una extensión hasta <text:span text:style-name="T4">finales del mes de Febrero del 2015</text:span>. </text:p>
      <text:p text:style-name="P6">Saludo atte.</text:p>
      <text:p text:style-name="P4"/>
      <text:p text:style-name="P4"/>
      <text:p text:style-name="P2">Andrés José Huayquil</text:p>
      <text:p text:style-name="P1">DNI 28.62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50:37.990499058</meta:creation-date>
    <dc:date>2014-08-25T13:55:33.257000000</dc:date>
    <meta:editing-duration>PT3M8S</meta:editing-duration>
    <meta:editing-cycles>3</meta:editing-cycles>
    <meta:generator>LibreOffice/4.3.0.4$Windows_x86 LibreOffice_project/62ad5818884a2fc2e5780dd45466868d41009ec0</meta:generator>
    <meta:document-statistic meta:table-count="0" meta:image-count="0" meta:object-count="0" meta:page-count="1" meta:paragraph-count="10" meta:word-count="145" meta:character-count="930" meta:non-whitespace-character-count="792"/>
  </office:meta>
</office:document-meta>
</file>